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6"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7"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8" style:family="paragraph" style:parent-style-name="Standard">
      <style:text-properties fo:font-size="16.5pt" style:font-size-asian="16.5pt" style:font-size-complex="16.5pt"/>
    </style:style>
    <style:style style:name="P89" style:family="paragraph" style:parent-style-name="Standard">
      <style:text-properties fo:font-size="16.5pt" fo:font-weight="bold" style:font-size-asian="16.5pt" style:font-weight-asian="bold" style:font-size-complex="16.5pt" style:font-weight-complex="bold"/>
    </style:style>
    <style:style style:name="P90" style:family="paragraph" style:parent-style-name="Standard">
      <style:text-properties fo:font-size="16.5pt" fo:font-weight="normal" style:font-size-asian="16.5pt" style:font-weight-asian="normal" style:font-size-complex="16.5pt" style:font-weight-complex="normal"/>
    </style:style>
    <style:style style:name="P91" style:family="paragraph" style:parent-style-name="Standard">
      <style:text-properties fo:font-size="12.5pt" fo:font-weight="bold" style:font-size-asian="12.5pt" style:font-weight-asian="bold" style:font-size-complex="12.5pt" style:font-weight-complex="bold"/>
    </style:style>
    <style:style style:name="P92" style:family="paragraph" style:parent-style-name="Standard">
      <style:text-properties fo:font-size="12.5pt" style:font-size-asian="12.5pt" style:font-size-complex="12.5pt"/>
    </style:style>
    <style:style style:name="P93"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4" style:family="paragraph" style:parent-style-name="Standard">
      <style:text-properties fo:font-size="14pt" style:font-size-asian="14pt" style:font-size-complex="14pt"/>
    </style:style>
    <style:style style:name="P95" style:family="paragraph" style:parent-style-name="Standard">
      <style:text-properties fo:font-size="14pt" fo:font-weight="normal" style:font-size-asian="14pt" style:font-weight-asian="normal" style:font-size-complex="14pt" style:font-weight-complex="normal"/>
    </style:style>
    <style:style style:name="P96" style:family="paragraph" style:parent-style-name="Standard">
      <style:text-properties fo:font-size="14pt" fo:font-weight="bold" style:font-size-asian="14pt" style:font-weight-asian="bold" style:font-size-complex="14pt" style:font-weight-complex="bold"/>
    </style:style>
    <style:style style:name="P97"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8"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2" style:family="paragraph" style:parent-style-name="Standard">
      <style:text-properties fo:font-size="13pt" fo:font-weight="normal" style:font-size-asian="13pt" style:font-weight-asian="normal" style:font-size-complex="13pt" style:font-weight-complex="normal"/>
    </style:style>
    <style:style style:name="P103" style:family="paragraph" style:parent-style-name="Standard">
      <style:text-properties fo:font-size="13pt" style:font-size-asian="13pt" style:font-size-complex="13pt"/>
    </style:style>
    <style:style style:name="P104" style:family="paragraph" style:parent-style-name="Standard">
      <style:text-properties fo:font-size="13pt" fo:font-weight="bold" style:font-size-asian="13pt" style:font-weight-asian="bold" style:font-size-complex="13pt" style:font-weight-complex="bold"/>
    </style:style>
    <style:style style:name="P105" style:family="paragraph" style:parent-style-name="Standard">
      <style:text-properties fo:font-size="12pt" style:font-size-asian="12pt" style:font-size-complex="12pt"/>
    </style:style>
    <style:style style:name="P10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7"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8"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9"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0"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1"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5"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1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variant="normal" fo:text-transform="none" fo:color="#222222" style:font-name="Times New Roman" fo:letter-spacing="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Sat May 4, 2019 <text:span text:style-name="T1">5.5 miles</text:span></text:p>
      <text:p text:style-name="P8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82330233043861802" text:style-name="L1">
        <text:list-item>
          <text:list>
            <text:list-header>
              <text:p text:style-name="P106">1.25 miles at various paces on roads, 1.5 miles on the track at about</text:p>
              <text:p text:style-name="P106">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88">Mon July 29, 2019 <text:span text:style-name="T1">4.3 miles</text:span></text:p>
      <text:p text:style-name="P88">I ran with our running group on the Greendale Cemetery 510 meter loop.</text:p>
      <text:p text:style-name="P89">warm up: <text:span text:style-name="T2">1.3 miles</text:span></text:p>
      <text:p text:style-name="P89">Run: <text:span text:style-name="T2">1 x 200m (54s mainly downhill) and jog 300m</text:span></text:p>
      <text:p text:style-name="P90">5 x 510m with about a 300m jog between the runs</text:p>
      <text:p text:style-name="P90">My times: 2:34, 2:34, 2:29, 2:30, 2:21</text:p>
      <text:p text:style-name="P89">Warm down:<text:span text:style-name="T2"> 510m jog</text:span></text:p>
      <text:p text:style-name="P90"/>
      <text:p text:style-name="P89"><text:span text:style-name="T2">Tues July 30, 2019 </text:span>no running</text:p>
      <text:p text:style-name="P90"/>
      <text:p text:style-name="P88">Wed July 31, 2019 <text:span text:style-name="T1">5 miles</text:span></text:p>
      <text:p text:style-name="P88">I ran with our running group on the Greendale Cemetery 510 meter loop.</text:p>
      <text:p text:style-name="P89">warm up: <text:span text:style-name="T2">1 mile in 9:50, rest 2 minutes, 1 mile in 10:45, rest 7 minutes </text:span></text:p>
      <text:p text:style-name="P89">Run: <text:span text:style-name="T2">1 x 200m (54s mainly downhill) and jog 300m</text:span></text:p>
      <text:p text:style-name="P90">5 x 510m with about a 300m jog between the runs</text:p>
      <text:p text:style-name="P90">My times: 2:37, 2:29, 2:22, 2:24, 2:21</text:p>
      <text:p text:style-name="P89">Warm down:<text:span text:style-name="T2"> 510m jog</text:span></text:p>
      <text:p text:style-name="P90"/>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8484103277542723703" text:style-name="L2">
        <text:list-item>
          <text:list>
            <text:list-header>
              <text:p text:style-name="P107">1.75 mile warm up at about 10:00/mile and rest a few minutes</text:p>
              <text:p text:style-name="P107">1 x 200, 4 x 400, 1 x 200 with about a 350m jog after each run. <text:s/></text:p>
              <text:p text:style-name="P107">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8366238465195406127" text:style-name="L3">
        <text:list-item>
          <text:list>
            <text:list-header>
              <text:p text:style-name="P108">5.5 miles averaging 12:27/mile</text:p>
              <text:p text:style-name="P108">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1">Sat Dec 14, 2019 </text:span><text:span text:style-name="T12">no running</text:span></text:p>
      <text:p text:style-name="P2"/>
      <text:p text:style-name="P61"><text:span text:style-name="T11">Sun Dec 15, 2019 </text:span><text:span text:style-name="T12">no running</text:span><text:span text:style-name="T11"> <text:s text:c="2"/></text:span></text:p>
      <text:p text:style-name="P2"/>
      <text:p text:style-name="P61"><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1">Tues Dec 17, 2019 </text:span><text:span text:style-name="T12">6.35 miles</text:span><text:span text:style-name="T11"> <text:s/></text:span></text:p>
      <text:p text:style-name="P2">I ran on a Wise Center treadmill.</text:p>
      <text:p text:style-name="P61"><text:span text:style-name="T12">Warm up:</text:span><text:span text:style-name="T11"> 1 mile in about 9:35 and rest 5 minutes</text:span></text:p>
      <text:p text:style-name="P61"><text:span text:style-name="T12">Run:</text:span><text:span text:style-name="T11">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5"><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5"><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5"><text:span text:style-name="T13">Wed Dec 25, 2019 </text:span><text:span text:style-name="T11">no running</text:span><text:span text:style-name="T13"> <text:s/></text:span></text:p>
      <text:p text:style-name="P2"/>
      <text:p text:style-name="P45"><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1">Warm up:</text:span><text:span text:style-name="T13"> 1 mile in 9:25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5"><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1">Warm up:</text:span><text:span text:style-name="T13"> 1 mile in 9:20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6475655416927923234" text:style-name="L4">
        <text:list-item>
          <text:p text:style-name="P109">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09">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09">Continue adjusting the speed so HR stays near 142. <text:s/>Also continue taking splits for each mile and remembering HR at the end of each mile. <text:s/>Stop running after a mile split goes above 9:30. <text:s/></text:p>
        </text:list-item>
        <text:list-item>
          <text:p text:style-name="P109">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4">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righ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1955078063659914688" text:style-name="L5">
        <text:list-item>
          <text:list>
            <text:list-header>
              <text:p text:style-name="P113">0.75 mile splits: 9:06, 9:24, 8:13</text:p>
              <text:p text:style-name="P113">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7003756162262088526" text:style-name="L6">
        <text:list-item>
          <text:list>
            <text:list-header>
              <text:p text:style-name="P115"><text:span text:style-name="T1">Warm up:</text:span> 0.2 mile jog and rest 2 minutes</text:p>
              <text:p text:style-name="P115"><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6">Warm down:</text:span><text:span text:style-name="T15">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6">Warm down:</text:span><text:span text:style-name="T15">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6">Warm down:</text:span><text:span text:style-name="T15"> 0.75 miles home</text:span></text:p>
      <text:p text:style-name="P67"/>
      <text:p text:style-name="P67"><text:span text:style-name="T15">Thur July 30, 2020 </text:span><text:span text:style-name="T1">2</text:span><text:span text:style-name="T14"> miles</text:span><text:span text:style-name="T15"> <text:s text:c="2"/></text:span></text:p>
      <text:p text:style-name="P67"><text:span text:style-name="T1">Warm up:</text:span> 0.25 miles to the cemetery loop</text:p>
      <text:p text:style-name="P67"><text:span text:style-name="T1">Run:</text:span> 2 miles on the loop in 20:32</text:p>
      <text:p text:style-name="P10"><text:span text:style-name="T16">Warm down:</text:span><text:span text:style-name="T15"> 0.25 miles home</text:span></text:p>
      <text:p text:style-name="P67"/>
      <text:p text:style-name="P10"><text:span text:style-name="T15">Fri July 31, 2020 </text:span><text:span text:style-name="T16">2 miles</text:span><text:span text:style-name="T15">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1"/>
      <text:p text:style-name="P92">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2"/>
      <text:p text:style-name="P92">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2"/>
      <text:p text:style-name="P92">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2"><text:tab/><text:tab/><text:tab/><text:tab/><text:tab/><text:tab/><text:tab/><text:tab/><text:tab/><text:tab/><text:tab/>Result for 5.4 miles</text:p>
      <text:p text:style-name="P92"><text:s text:c="24"/>Times and totals<text:tab/><text:tab/><text:tab/><text:tab/> <text:s text:c="4"/>Start Times <text:s text:c="5"/><text:tab/>August 1, 2020</text:p>
      <text:p text:style-name="P93">Jim<text:tab/>16:01, 15:44, 15:07 Total = 46:52 -&gt; 46:00<text:tab/><text:tab/>0<text:tab/><text:tab/>47:16</text:p>
      <text:p text:style-name="P92">Bill<text:tab/> <text:s text:c="3"/>15:12, 15:11, 15:17 Total = 45:40<text:tab/><text:tab/><text:tab/>0:20<text:tab/><text:tab/>46:08<text:tab/><text:tab/></text:p>
      <text:p text:style-name="P92">Brian <text:s text:c="6"/>15:01, 15:23, 14:30 Total = 44:54<text:tab/><text:tab/><text:tab/>1:06</text:p>
      <text:p text:style-name="P92">David <text:s text:c="5"/>15:02, 15:06, 13:21 Total = 43:29<text:tab/><text:tab/><text:tab/>2:31<text:tab/><text:tab/>43:38</text:p>
      <text:p text:style-name="P92">Tim <text:s text:c="8"/>14:52, 13:56, 12:51 Total = 41:39<text:tab/><text:tab/><text:tab/>4:21</text:p>
      <text:p text:style-name="P92">Colton<text:tab/> <text:s text:c="3"/>13:56, 13:03, 12:16 Total = 39:15<text:tab/><text:tab/><text:tab/>6:45</text:p>
      <text:p text:style-name="P92"/>
      <text:p text:style-name="P92">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2"/>
      <text:p text:style-name="P92">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4"><text:soft-page-break/>Sun <text:s/>Aug 2, 2020 <text:span text:style-name="T1">5 miles</text:span></text:p>
      <text:p text:style-name="P95"><text:span text:style-name="T1">Run:</text:span> 5 miles on the “Morning Loop” in the counter clockwise direction averaging 10:15/mile.</text:p>
      <text:p text:style-name="P94"/>
      <text:p text:style-name="P94">Mon Aug 3, 2020 <text:span text:style-name="T1">5.25 miles</text:span></text:p>
      <text:p text:style-name="P94"><text:span text:style-name="T1">Warm up:</text:span> <text:s/>0.25 miles to the cemetery loop</text:p>
      <text:p text:style-name="P96">Run: <text:s/><text:span text:style-name="T2">½ mile down and ½ mile up hill in 10:30, elevation change is 120 feet, rest 2:00</text:span></text:p>
      <text:p text:style-name="P95">6 x 0.317 miles on the loop with a 0.317 mile jog between the runs</text:p>
      <text:p text:style-name="P95">average time for runs: 2:49 (8:53/mile), average time for jogs: 3:24 (10:45/mile)</text:p>
      <text:p text:style-name="P95">Vertical ascent on one loop: 22 feet</text:p>
      <text:p text:style-name="P96">Warm down:<text:span text:style-name="T2"> <text:s/>0.5 mile jog</text:span></text:p>
      <text:p text:style-name="P95"/>
      <text:p text:style-name="P95"/>
      <text:p text:style-name="P94">Tues Aug 4, 2020 <text:span text:style-name="T1">5.35 miles <text:s/></text:span><text:span text:style-name="T2">(The same workout as yesterday)</text:span></text:p>
      <text:p text:style-name="P94"><text:span text:style-name="T1">Warm up:</text:span> <text:s/>0.25 miles to the cemetery loop</text:p>
      <text:p text:style-name="P96">Run: <text:s/><text:span text:style-name="T2">½ mile down and ½ mile up hill in 9:57, elevation change is 120 feet, rest 3:00</text:span></text:p>
      <text:p text:style-name="P95">6 x 0.317 miles on the loop with a 0.317 mile jog between the runs</text:p>
      <text:p text:style-name="P95">average time for runs: 2:40 (8:25/mile), average time for jogs: 3:33 (11:12/mile)</text:p>
      <text:p text:style-name="P95">The last 0.317 mile run in 2:25 (7:37/mile)</text:p>
      <text:p text:style-name="P95">Vertical ascent on one loop: 22 feet</text:p>
      <text:p text:style-name="P95">Warm down: <text:s/>0.6 mile jog</text:p>
      <text:p text:style-name="P95"/>
      <text:p text:style-name="P95">Wed Aug 5, 2020 <text:span text:style-name="T1">5 miles running </text:span>(1 mile walking and 5 miles of running)</text:p>
      <text:p text:style-name="P95">I ran and walked 6 miles on hilly roads and averaged 12:10/mile. <text:s/>I walked 10 times for a total of 1 mile of walking and 5 miles of running.</text:p>
      <text:p text:style-name="P95"/>
      <text:p text:style-name="P95">Thur Aug 6, 2020 <text:span text:style-name="T1">5.5 miles running </text:span>(1 mile walking and 5.5 miles of running)</text:p>
      <text:p text:style-name="P95"><text:span text:style-name="T1">Warm up:</text:span> 0.25 mile jog</text:p>
      <text:p text:style-name="P95"><text:span text:style-name="T1">Run:</text:span> 6 miles on hilly roads and averaged 12:12/mile. <text:s/>I walked 10 times for a total of <text:s text:c="3"/>1 mile of walking and 5 miles of running. Total vertical ascent: 630 feet.</text:p>
      <text:p text:style-name="P95"><text:span text:style-name="T1">Warm down:</text:span> 0.25 mile jog </text:p>
      <text:p text:style-name="P95"/>
      <text:p text:style-name="P95"/>
      <text:p text:style-name="P95"><text:s/></text:p>
      <text:p text:style-name="P95">Fri Aug 7, 2020 <text:span text:style-name="T1">2 miles</text:span></text:p>
      <text:p text:style-name="P95">I ran 2 easy miles. The ball of my left foot is hurting.</text:p>
      <text:p text:style-name="P95"/>
      <text:p text:style-name="P96"/>
      <text:p text:style-name="P96"/>
      <text:p text:style-name="P96">In the last week: 34.5 miles running</text:p>
      <text:p text:style-name="P97"/>
      <text:p text:style-name="P97"/>
      <text:p text:style-name="P99"><text:soft-page-break/>Sat Aug 8, 20 <text:span text:style-name="T1">6.5 miles</text:span></text:p>
      <text:p text:style-name="P100">Warm up: <text:span text:style-name="T2">0.25 mile jog to the cemetery</text:span></text:p>
      <text:p text:style-name="P101">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2">5 x 0.317 miles on the loop with a 0.317 mile jog after each run</text:p>
      <text:p text:style-name="P102">average time for runs: 2:34 (8:06/mile), last run in 2:26 (7:41/mile)</text:p>
      <text:p text:style-name="P102">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99">Mon Aug 10, 20 <text:span text:style-name="T1">5.3 miles</text:span></text:p>
      <text:p text:style-name="P100">Warm up: <text:span text:style-name="T2">0.25 mile jog to the cemetery</text:span></text:p>
      <text:p text:style-name="P100"><text:span text:style-name="T17">Run:</text:span><text:span text:style-name="T18"> Down and up hill 1 mile in 4:27 + 5:14 = 9:42 and rest 3:00 <text:s text:c="34"/></text:span></text:p>
      <text:p text:style-name="P102">6 x 0.317 miles on the loop with a 0.317 mile jog after each run</text:p>
      <text:p text:style-name="P102">ave for runs: 2:35 (8:09/mile), last run in 2:22 (7:28/mile), ave for jogs: 3:44 (11:47/mile)</text:p>
      <text:p text:style-name="P102">Vertical ascent on one loop: 22 feet</text:p>
      <text:p text:style-name="P68">Warm down:<text:span text:style-name="T2"> <text:s/>0.5 mile jog</text:span></text:p>
      <text:p text:style-name="P67"/>
      <text:p text:style-name="P102">Tues Aug 11, 2020 5<text:span text:style-name="T1"> miles running </text:span>(1 mile walking and 5 miles of running)</text:p>
      <text:p text:style-name="P102">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19">Run:</text:span><text:span text:style-name="T20"> <text:s/>2 miles on the cemetery loop in 16:55 (8:28/mi), Sum of vertical ascents: 132 ft</text:span></text:p>
      <text:p text:style-name="P69"><text:span text:style-name="T19">Warm down:</text:span><text:span text:style-name="T20">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19">Run and walk:</text:span><text:span text:style-name="T20">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98"><text:span text:style-name="T1">Run: </text:span>6 x 330 yds with a 550 yd jog after each run.<text:span text:style-name="T1"> <text:s/></text:span></text:p>
      <text:p text:style-name="P98">Times: 1:24, 1:26, 1:21, 1:22, 1:22, 1:15(6:40/mile) <text:s/>Ave time: 1:22 (7:17/mile) </text:p>
      <text:p text:style-name="P98"><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98"><text:span text:style-name="T1">Run: </text:span>8 x 330 yards with a 550 yd jog after each run.<text:span text:style-name="T1"> <text:s/></text:span></text:p>
      <text:p text:style-name="P98">Times: 1:27, 1:23, 1:21, 1:27, 1:26, 1:26, 1:24, 1:17(6:51/mile) <text:s/></text:p>
      <text:p text:style-name="P98">Ave time: 1:24 (7:28/mile) </text:p>
      <text:p text:style-name="P98"><text:span text:style-name="T1">Warm down:</text:span> 1 mile jog </text:p>
      <text:p text:style-name="P98"/>
      <text:p text:style-name="P98">Thurs Aug 26, 2020 <text:span text:style-name="T1">4 miles</text:span><text:span text:style-name="T16">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86">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4083050071649464642" text:style-name="L7">
        <text:list-item>
          <text:list>
            <text:list-header>
              <text:p text:style-name="P110"><text:s text:c="10"/>0.9 miles around the field at about 9:00/mile with no shoes</text:p>
              <text:list>
                <text:list-header>
                  <text:p text:style-name="P110">My foot felt better running with no shoes on the artificial turf than on the track with shoes.</text:p>
                  <text:p text:style-name="P110"/>
                  <text:p text:style-name="P110">Tues Sept 1, 2020 <text:span text:style-name="T1">3.6 miles</text:span> <text:s/>My foot continues to improve.</text:p>
                </text:list-header>
              </text:list>
            </text:list-header>
          </text:list>
        </text:list-item>
      </text:list>
      <text:list xml:id="list774382370646556534" text:style-name="L8">
        <text:list-item>
          <text:list>
            <text:list-item>
              <text:list>
                <text:list-header>
                  <text:p text:style-name="P111"><text:span text:style-name="T1">Warm up:</text:span> 1.25 miles mainly on grass with no shoes</text:p>
                  <text:p text:style-name="P111"><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5">Wed Sept 2, 2020 <text:span text:style-name="T1">2.5 miles <text:s/></text:span><text:span text:style-name="T2">My foot is okay</text:span></text:p>
      <text:list xml:id="list33380906" text:continue-list="list4083050071649464642" text:style-name="L7">
        <text:list-item>
          <text:list>
            <text:list-item>
              <text:list>
                <text:list-header>
                  <text:p text:style-name="P110"><text:span text:style-name="T1">Warm up:</text:span> 0.25 to the cemetery loop</text:p>
                  <text:p text:style-name="P110"><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87"><text:span text:style-name="T1">Warm down:</text:span><text:span text:style-name="T2"> 0.25 miles</text:span></text:p>
      <text:p text:style-name="P79"/>
      <text:p text:style-name="P103">Fri <text:s/>Sep 4, 2020 <text:span text:style-name="T1">7.8 miles <text:s/></text:span></text:p>
      <text:p text:style-name="P103"><text:span text:style-name="T1">Warm up:</text:span> <text:s/>0.25 miles to the cemetery loop</text:p>
      <text:p text:style-name="P104">Run: <text:s/><text:span text:style-name="T2">½ mile down and ½ mile up hill in 11:00, elevation change is 120 feet, rest 3:00</text:span></text:p>
      <text:p text:style-name="P102">10 x 0.317 miles on the loop with a 0.317 mile jog after the runs</text:p>
      <text:p text:style-name="P102">average time for runs: 2:40 (8:25/mile), average time for jogs: 3:43 </text:p>
      <text:p text:style-name="P102">The last 0.317 mile run in 2:17 (7:12/mile)</text:p>
      <text:p text:style-name="P102">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3"><text:span text:style-name="T1">Warm up:</text:span> <text:s/>0.25 miles to the cemetery loop</text:p>
      <text:p text:style-name="P104">Run: <text:s/><text:span text:style-name="T2">½ mile down and ½ mile up hill in 9:44, elevation change is 120 feet, rest 2:00</text:span></text:p>
      <text:p text:style-name="P102">6 x 0.317 miles on the loop with a 0.317 mile jog between the runs</text:p>
      <text:p text:style-name="P102">average time for runs: 2:28 (7:47/mile), average time for jogs: 3:41 (11:37/mile)</text:p>
      <text:p text:style-name="P102">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6274990021716132220" text:style-name="L9">
        <text:list-item>
          <text:list>
            <text:list-header>
              <text:p text:style-name="P112">0.8 mile downhill walk, Ave Pace: 15:16/mile, Ave HR: 76,-&gt;1160 heartbeats/Mile, 267 ft/mile el. gain <text:s/></text:p>
              <text:p text:style-name="P112">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3387453" text:continue-numbering="true" text:style-name="L9">
        <text:list-item>
          <text:list>
            <text:list-header>
              <text:p text:style-name="P112">0.8 mile downhill walk, Ave Pace: 14:10/mile, Ave HR: 77,-&gt;1091 heartbeats/Mile, 267 ft/mile el. gain <text:s/></text:p>
              <text:p text:style-name="P112">0.8 mile uphill walk, <text:s text:c="5"/>Ave Pace: 14:34/mile, AveHR:110,-&gt;1602 heartbeats/Mile, 267 ft/mile el. loss</text:p>
              <text:p text:style-name="P112">0.8 mile downhill walk, Ave Pace: 15:11/mile, Ave HR: 94,-&gt;1427 heartbeats/Mile, 267 ft/mile el. gain <text:s/></text:p>
              <text:p text:style-name="P112">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3375403" text:continue-numbering="true" text:style-name="L9">
        <text:list-item>
          <text:list>
            <text:list-header>
              <text:p text:style-name="P112">0.8 mile downhill walk, Ave <text:span text:style-name="T1">Pace</text:span>: 15:16/mile, Ave HR: 76,-&gt;1160 heartbeats/Mile, 267 ft/mile el. gain <text:s/></text:p>
              <text:p text:style-name="P112">0.8 mile uphill walk, <text:s text:c="5"/>Ave Pace: 15:50/mile, Ave HR: 93,-&gt;1472 heartbeats/Mile, 267 ft/mile el. loss</text:p>
              <text:p text:style-name="P112">0.8 mile downhill walk, Ave Pace: 14:04/mile, Ave HR: 86,-&gt;1210 heartbeats/Mile, 267 ft/mile el. gain <text:s/></text:p>
              <text:p text:style-name="P112">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3382337" text:continue-numbering="true" text:style-name="L9">
        <text:list-item>
          <text:list>
            <text:list-header>
              <text:p text:style-name="P116">Warm down: <text:span text:style-name="T2">0.25 mile jog home</text:span></text:p>
              <text:p text:style-name="P117"/>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3386914" text:continue-numbering="true" text:style-name="L9">
        <text:list-item>
          <text:list>
            <text:list-header>
              <text:p text:style-name="P117">Time for 4.8 miles: 56: 32, Ave Pace: 11:51/mile, Ave HR:118,-&gt;1399 heartbeats/Mile</text:p>
              <text:p text:style-name="P116">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3369238" text:continue-numbering="true" text:style-name="L9">
        <text:list-item>
          <text:list>
            <text:list-header>
              <text:p text:style-name="P117">Today Oct 13:</text:p>
              <text:p text:style-name="P117">Time for 4.8 miles: 59: 34, Ave Pace: 12:24.5/mile, Ave HR:108.5,-&gt;1345 heartbeats/Mile</text:p>
              <text:p text:style-name="P117">On Thur <text:s/>Oct 8, 2020: </text:p>
              <text:p text:style-name="P117">Time for 4.8 miles: 59: 55, Ave Pace: 12:29/mile, Ave HR:112,-&gt;1398 heartbeats/Mile</text:p>
              <text:p text:style-name="P118">On Oct 8 when going up hill, I ran until my HR was up to 120 bpm and then walked until my HR was 110 bpm and then repeated.</text:p>
              <text:p text:style-name="P118">On Oct 13 when going up hill, I ran until my HR was up to 115 bpm and then walked until my HR was 105 bpm and then repeated.</text:p>
              <text:p text:style-name="P119">On Oct 13 my average rate was faster and heartbeats/mile was lower. Therefore this scheme is better. I should repeat these two workouts and also try the following:</text:p>
              <text:p text:style-name="P118">When going up hill, run until my HR is up to 110 bpm and then walk until my HR is 100 bpm and repeat.</text:p>
              <text:p text:style-name="P119"/>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1">Ave pace: 14:57/mile, Ave heart rate 110 bpm, 1644 heartbeats/Mile</text:span> </text:p>
      <text:p text:style-name="P64">On Oct 13, I ran and walked up the same hill with the following result:</text:p>
      <text:p text:style-name="P64"><text:s text:c="23"/><text:span text:style-name="T21">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1">Ave pace: 13:32/mile, Ave heart rate: <text:s/>83 bpm, 1124 heartbeats/Mile</text:span> </text:p>
      <text:p text:style-name="P64">For today's 2nd downhill walk:</text:p>
      <text:p text:style-name="P64">Time: 11:29, <text:s/><text:span text:style-name="T21">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1">Ave pace: 14:14/mile, Ave heart rate: 95 bpm, 1352 heartbeats/Mile</text:span> </text:p>
      <text:p text:style-name="P64">For yesterday's uphill walk:</text:p>
      <text:p text:style-name="P64">Time: 12:00, <text:s/><text:span text:style-name="T21">Ave pace: 14:57/mile, Ave heart rate: 110 bpm, 1644 heartbeats/Mile</text:span> </text:p>
      <text:p text:style-name="P64">For today's 2<text:span text:style-name="T5">nd</text:span> uphill walk:</text:p>
      <text:p text:style-name="P64">Time: 12:16, <text:s/><text:span text:style-name="T21">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1">Ave pace: 14:08/mile, Ave heart rate: <text:s/>105 bpm, <text:s/>1484 heartbeats/Mile</text:span> </text:p>
      <text:p text:style-name="P64">For today's 2<text:span text:style-name="T5">nd</text:span> downhill walk:</text:p>
      <text:p text:style-name="P64">Time: 11:49, <text:s/><text:span text:style-name="T21">Ave pace: 14:47/mile, Ave heart rate: 84 bpm, <text:s/>1242 heartbeats/Mile</text:span> </text:p>
      <text:p text:style-name="P64">For today's 3<text:span text:style-name="T5">rd </text:span>downhill walk:</text:p>
      <text:p text:style-name="P64">Time: 12:16, <text:s/><text:span text:style-name="T21">Ave pace: 15:19/mile, Ave heart rate: 91 bpm, <text:s/>1394 heartbeats/Mile</text:span></text:p>
      <text:p text:style-name="P47">Inconsistent results </text:p>
      <text:p text:style-name="P64">For today's 1<text:span text:style-name="T5">st</text:span> uphill walk:</text:p>
      <text:p text:style-name="P64">Time: 11:21, <text:s/><text:span text:style-name="T21">Ave pace: 14:08/mile, Ave heart rate: 120 bpm, <text:s/>1696 heartbeats/Mile</text:span> </text:p>
      <text:p text:style-name="P64">For today's 2<text:span text:style-name="T5">nd </text:span>uphill walk:</text:p>
      <text:p text:style-name="P64">Time: 12:04, <text:s/><text:span text:style-name="T21">Ave pace: 15:04/mile, Ave heart rate: 110 bpm, <text:s/>1657 heartbeats/Mile</text:span> </text:p>
      <text:p text:style-name="P64">For today's 3<text:span text:style-name="T5">rd</text:span> uphill walk:</text:p>
      <text:p text:style-name="P64">Time: 12:55, <text:s/><text:span text:style-name="T21">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1">Ave pace: 13:10/mile, Ave heart rate: <text:s/>120 bpm, 1580 heartbeats/Mile</text:span> (Too Fast)</text:p>
      <text:p text:style-name="P64">For today's 2nd downhill walk:</text:p>
      <text:p text:style-name="P64"><text:span text:style-name="T21">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1">Ave pace: 14:20/mile, Ave heart rate: 130 bpm, 1863 heartbeats/Mile</text:span> (Too Fast)</text:p>
      <text:p text:style-name="P64">For today's 2<text:span text:style-name="T5">nd</text:span> uphill walk:</text:p>
      <text:p text:style-name="P64"><text:span text:style-name="T21">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2">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4">On the loop: <text:span text:style-name="T23">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5"><text:span text:style-name="T23">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5"><text:span text:style-name="T23">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8"/>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120"><text:soft-page-break/><text:span text:style-name="T2">Sat Nov 14, 2020</text:span> <text:s/>no running</text:p>
      <text:p text:style-name="P120"/>
      <text:p text:style-name="P120"><text:span text:style-name="T2">Sun Nov 15, 2020</text:span> <text:s/>no running</text:p>
      <text:p text:style-name="P120"/>
      <text:p text:style-name="P121">Mon Nov 16, 2020 <text:s/>4<text:span text:style-name="T1"> miles running <text:s/>0.6 miles walking</text:span></text:p>
      <text:p text:style-name="P120">Warm up: <text:span text:style-name="T2">0.25 jog to Greendale cemetery </text:span></text:p>
      <text:p text:style-name="P12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21"/>
      <text:p text:style-name="P121">Tues Nov 17, 2020 <text:s/><text:span text:style-name="T1">no running</text:span> </text:p>
      <text:p text:style-name="P121">I used our elliptical for 25 minutes. My average pulse was 103 bpm. At the end I went faster and my pulse went up to about 140 bpm.</text:p>
      <text:p text:style-name="P121"/>
      <text:p text:style-name="P121">Wed Nov 18, 2020 <text:s/><text:span text:style-name="T1">no running</text:span> </text:p>
      <text:p text:style-name="P12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21"/>
      <text:p text:style-name="P121">Thurs Nov 19, 2020 <text:span text:style-name="T1">no running</text:span></text:p>
      <text:p text:style-name="P120">On October 1, 2020 I had cateract/glaucoma surgery on my right I. Today I had the same surgery on my left eye and will continue to do lighter training for about 4 more weeks.</text:p>
      <text:p text:style-name="P120"/>
      <text:p text:style-name="P121">Fri Nov 20, 2020 <text:span text:style-name="T1">no running</text:span> </text:p>
      <text:p text:style-name="P121"/>
      <text:p text:style-name="P120">In the last week: 4 miles of running.</text:p>
      <text:p text:style-name="P120"/>
      <text:p text:style-name="P120"><text:span text:style-name="T2">Sat Nov 21, 2020</text:span> no running</text:p>
      <text:p text:style-name="P120"/>
      <text:p text:style-name="P120"><text:span text:style-name="T2">Sun <text:s/>Nov 22, 2020</text:span> <text:span text:style-name="T2">3.5 miles of walking including 3 miles on hilly roads averaging 15min/mile and ave heart rate of 95 bpm. 1425 heart beats per mile</text:span></text:p>
      <text:p text:style-name="P121"/>
      <text:p text:style-name="P121">Mon Nov 23, 2020 10 minutes on our elliptical. Average heart rate 108 bpm</text:p>
      <text:p text:style-name="P121"/>
      <text:p text:style-name="P120"><text:span text:style-name="T2">Tues <text:s/>Nov 24, 2020</text:span> 3.7 miles of walking<text:span text:style-name="T2"> including 2 x down and up the cemetery hill.</text:span></text:p>
      <text:p text:style-name="P120"><text:span text:style-name="T2">1</text:span><text:span text:style-name="T6">st</text:span><text:span text:style-name="T2"> time: 1.6 miles, 14:34/mile, 89 bpm, 1296 heartbeats/mile, elevation change 216 feet</text:span></text:p>
      <text:p text:style-name="P120"><text:span text:style-name="T2">2</text:span><text:span text:style-name="T6">nd</text:span><text:span text:style-name="T2"> time: 1.6 miles, 14:59/mile, 104 bpm, 1588 heartbeats/mile, elevation change 216 feet</text:span></text:p>
      <text:p text:style-name="P121">I kept heart rate under <text:s/>125 bpm</text:p>
      <text:p text:style-name="P120"/>
      <text:p text:style-name="P120"><text:span text:style-name="T2">Wed <text:s/>Nov 25, 2020</text:span> 2 miles of walking<text:span text:style-name="T2"> including 1 x down and up the cemetery hill.</text:span></text:p>
      <text:p text:style-name="P120"><text:span text:style-name="T2">1.6 miles, 14:37/mile, 102 bpm, 1491 heartbeats/mile, elevation change 216 feet</text:span></text:p>
      <text:p text:style-name="P121">I kept heart rate under <text:s/>125 bpm</text:p>
      <text:p text:style-name="P120"/>
      <text:p text:style-name="P10"><text:soft-page-break/>Fast Runs on 5 mile “Morning Loop”, Total vertical ascent: 400 ft</text:p>
      <text:p text:style-name="P23"/>
      <text:p text:style-name="P11">Date<text:tab/><text:tab/><text:tab/>Average Pace<text:tab/>Last Mile<text:tab/></text:p>
      <text:p text:style-name="P12">Sun <text:s/>June <text:s/>7, <text:s/>2020 <text:tab/> <text:tab/> 9:37<text:tab/>8:39<text:tab/><text:tab/></text:p>
      <text:p text:style-name="P13"><text:span text:style-name="T19">Wed June 10, 2020 <text:tab/><text:tab/>9:57<text:tab/>8:51</text:span><text:span text:style-name="T20"><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2"/>Splits 2<text:span text:style-name="T5">nd</text:span> loop: <text:s text:c="2"/>9:23, 9:23, 9:12, <text:s text:c="2"/>9:32, 7:58</text:p>
      <text:p text:style-name="P24"><text:span text:style-name="T1">Sun <text:s/>July <text:s/>26, 2020 <text:tab/> <text:tab/>8:48<text:tab/>8:10</text:span><text:tab/><text:tab/><text:tab/> <text:s text:c="2"/>Splits: 8:31, 8:50, 8:54, 9:35, 8:10</text:p>
      <text:p text:style-name="P15">Sun <text:s/>Aug <text:s text:c="2"/>9, 2020 <text:tab/> <text:tab/>8:44<text:tab/>8:08<text:tab/><text:tab/><text:tab/> <text:s text:c="2"/>Splits: 8:33, 8:47, 8:50, 9:25, 8:08</text:p>
      <text:p text:style-name="P15"/>
      <text:list xml:id="list2087751361224662311" text:style-name="L10">
        <text:list-item>
          <text:list>
            <text:list-header>
              <text:p text:style-name="P114">3.17 mile runs - 10 Greendale Cemetery loops, Total vertical ascent: 220 ft</text:p>
            </text:list-header>
          </text:list>
        </text:list-item>
      </text:list>
      <text:p text:style-name="P15"/>
      <text:p text:style-name="P16">Date<text:tab/>Time<text:tab/>Average Pace <text:s text:c="2"/>Ave Loop Time</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11-25T13:16:41.19</dc:date>
    <dc:creator>James Lombardi</dc:creator>
    <meta:editing-duration>P8DT14H22M33S</meta:editing-duration>
    <meta:editing-cycles>739</meta:editing-cycles>
    <meta:generator>OpenOffice/4.1.2$Win32 OpenOffice.org_project/412m3$Build-9782</meta:generator>
    <meta:document-statistic meta:table-count="0" meta:image-count="1" meta:object-count="0" meta:page-count="81" meta:paragraph-count="2271" meta:word-count="25676" meta:character-count="130758"/>
  </office:meta>
</office:document-meta>
</file>